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6"/>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15.6" calcext:value-type="float">
            <text:p>15.6</text:p>
          </table:table-cell>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13.8" calcext:value-type="float">
            <text:p>13.8</text:p>
          </table:table-cell>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22.1" calcext:value-type="float">
            <text:p>22.1</text:p>
          </table:table-cell>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5" office:value-type="float" office:value="23.1" calcext:value-type="float">
            <text:p>23.1</text:p>
          </table:table-cell>
          <table:table-cell table:style-name="ce7"/>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OSTAT_5f_2014.csv" style:display-name="PageStyle_D_People_at_risk_of_poverty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